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officeooo:rsid="001b2e8a" officeooo:paragraph-rsid="00117d6a"/>
    </style:style>
    <style:style style:name="P2" style:family="paragraph" style:parent-style-name="Text_20_body">
      <style:text-properties officeooo:rsid="001b2e8a" officeooo:paragraph-rsid="00117d6a"/>
    </style:style>
    <style:style style:name="P3" style:family="paragraph" style:parent-style-name="Text_20_body">
      <style:text-properties officeooo:rsid="00117d6a" officeooo:paragraph-rsid="00117d6a"/>
    </style:style>
    <style:style style:name="P4" style:family="paragraph" style:parent-style-name="Text_20_body">
      <style:text-properties officeooo:paragraph-rsid="00117d6a"/>
    </style:style>
    <style:style style:name="P5" style:family="paragraph" style:parent-style-name="Text_20_body">
      <style:text-properties officeooo:paragraph-rsid="00117d6a" style:font-size-complex="12pt"/>
    </style:style>
    <style:style style:name="P6" style:family="paragraph" style:parent-style-name="Text_20_body">
      <style:paragraph-properties fo:margin-top="0cm" fo:margin-bottom="0cm" loext:contextual-spacing="false" fo:hyphenation-ladder-count="no-limit"/>
      <style:text-properties officeooo:paragraph-rsid="00117d6a" style:font-size-complex="12pt" fo:hyphenate="true" fo:hyphenation-remain-char-count="2" fo:hyphenation-push-char-count="2" loext:hyphenation-no-caps="false"/>
    </style:style>
    <style:style style:name="P7" style:family="paragraph" style:parent-style-name="Title">
      <style:text-properties officeooo:rsid="001b2e8a" officeooo:paragraph-rsid="00117d6a"/>
    </style:style>
    <style:style style:name="P8" style:family="paragraph" style:parent-style-name="Standard">
      <style:text-properties officeooo:paragraph-rsid="00117d6a"/>
    </style:style>
    <style:style style:name="P9" style:family="paragraph" style:parent-style-name="Standard">
      <style:paragraph-properties fo:text-align="justify" style:justify-single-word="false"/>
      <style:text-properties officeooo:paragraph-rsid="00117d6a"/>
    </style:style>
    <style:style style:name="P10" style:family="paragraph" style:parent-style-name="Standard">
      <style:text-properties fo:language="en" fo:country="US" officeooo:paragraph-rsid="00117d6a"/>
    </style:style>
    <style:style style:name="P11" style:family="paragraph" style:parent-style-name="Standard">
      <style:text-properties fo:font-weight="bold" officeooo:paragraph-rsid="00117d6a" style:font-weight-asian="bold" style:font-weight-complex="bold"/>
    </style:style>
    <style:style style:name="P12" style:family="paragraph" style:parent-style-name="CM24">
      <style:paragraph-properties fo:margin-left="2.54cm" fo:margin-right="0cm" fo:margin-top="0cm" fo:margin-bottom="0cm" loext:contextual-spacing="false" style:line-height-at-least="0.478cm" fo:text-indent="0cm" style:auto-text-indent="false"/>
      <style:text-properties fo:color="#000000" officeooo:paragraph-rsid="00117d6a"/>
    </style:style>
    <style:style style:name="P13" style:family="paragraph" style:parent-style-name="CM24">
      <style:paragraph-properties fo:margin-left="2.54cm" fo:margin-right="0cm" style:line-height-at-least="0.478cm" fo:text-indent="1.27cm" style:auto-text-indent="false"/>
      <style:text-properties fo:color="#000000" officeooo:paragraph-rsid="00117d6a"/>
    </style:style>
    <style:style style:name="P14" style:family="paragraph" style:parent-style-name="Standard">
      <style:paragraph-properties fo:margin-left="2.54cm" fo:margin-right="0cm" style:line-height-at-least="0.478cm" fo:text-indent="1.27cm" style:auto-text-indent="false"/>
      <style:text-properties fo:color="#000000" officeooo:paragraph-rsid="00117d6a"/>
    </style:style>
    <style:style style:name="P15" style:family="paragraph" style:parent-style-name="CM24">
      <style:paragraph-properties fo:margin-left="2.54cm" fo:margin-right="3.988cm" style:line-height-at-least="0.478cm" fo:text-indent="0cm" style:auto-text-indent="false"/>
      <style:text-properties fo:color="#000000" officeooo:paragraph-rsid="00117d6a"/>
    </style:style>
    <style:style style:name="P16" style:family="paragraph" style:parent-style-name="Standard">
      <style:paragraph-properties fo:margin-left="2.54cm" fo:margin-right="3.988cm" style:line-height-at-least="0.478cm" fo:text-indent="0cm" style:auto-text-indent="false"/>
      <style:text-properties fo:color="#000000" officeooo:paragraph-rsid="00117d6a"/>
    </style:style>
    <style:style style:name="P17" style:family="paragraph" style:parent-style-name="List_20_Paragraph">
      <style:paragraph-properties fo:text-align="justify" style:justify-single-word="false"/>
      <style:text-properties officeooo:paragraph-rsid="00117d6a"/>
    </style:style>
    <style:style style:name="P18" style:family="paragraph" style:parent-style-name="List_20_Paragraph">
      <style:text-properties officeooo:paragraph-rsid="00117d6a"/>
    </style:style>
    <style:style style:name="P19" style:family="paragraph" style:parent-style-name="List_20_Paragraph">
      <style:paragraph-properties fo:text-align="justify" style:justify-single-word="false"/>
      <style:text-properties officeooo:rsid="001246e8" officeooo:paragraph-rsid="001246e8"/>
    </style:style>
    <style:style style:name="P20" style:family="paragraph" style:parent-style-name="List_20_Paragraph">
      <style:text-properties officeooo:rsid="00142555" officeooo:paragraph-rsid="00142555"/>
    </style:style>
    <style:style style:name="P21" style:family="paragraph" style:parent-style-name="List_20_Paragraph">
      <style:text-properties fo:font-weight="normal" officeooo:paragraph-rsid="00117d6a" style:font-weight-asian="normal" style:font-weight-complex="normal"/>
    </style:style>
    <style:style style:name="P22" style:family="paragraph" style:parent-style-name="List_20_Paragraph">
      <style:text-properties fo:font-weight="normal" officeooo:rsid="00142555" officeooo:paragraph-rsid="00142555" style:font-weight-asian="normal" style:font-weight-complex="normal"/>
    </style:style>
    <style:style style:name="P23" style:family="paragraph" style:parent-style-name="List_20_Paragraph">
      <style:text-properties fo:font-weight="normal" officeooo:rsid="001467c7" officeooo:paragraph-rsid="001467c7" style:font-weight-asian="normal" style:font-weight-complex="normal"/>
    </style:style>
    <style:style style:name="P24" style:family="paragraph" style:parent-style-name="Standard">
      <style:paragraph-properties fo:margin-left="0cm" fo:margin-right="0cm" style:line-height-at-least="0.478cm" fo:text-indent="0cm" style:auto-text-indent="false"/>
      <style:text-properties fo:color="#000000" officeooo:paragraph-rsid="00117d6a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font-weight="normal" officeooo:paragraph-rsid="00117d6a" style:font-weight-asian="normal" style:font-weight-complex="normal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font-weight="normal" officeooo:rsid="00142555" officeooo:paragraph-rsid="00142555" style:font-weight-asian="normal" style:font-weight-complex="normal"/>
    </style:style>
    <style:style style:name="P27" style:family="paragraph" style:parent-style-name="CM24" style:list-style-name="WWNum7">
      <style:paragraph-properties style:line-height-at-least="0.478cm"/>
      <style:text-properties fo:color="#000000" officeooo:paragraph-rsid="00117d6a"/>
    </style:style>
    <style:style style:name="P28" style:family="paragraph" style:parent-style-name="CM24" style:list-style-name="WWNum7">
      <style:paragraph-properties fo:margin-left="1.27cm" fo:margin-right="0.476cm" fo:margin-top="0cm" fo:margin-bottom="0cm" loext:contextual-spacing="false" style:line-height-at-least="0.478cm" fo:text-indent="-0.635cm" style:auto-text-indent="false"/>
      <style:text-properties officeooo:paragraph-rsid="00117d6a"/>
    </style:style>
    <style:style style:name="P29" style:family="paragraph" style:parent-style-name="CM24" style:list-style-name="WWNum7">
      <style:paragraph-properties fo:margin-left="1.27cm" fo:margin-right="0.111cm" fo:margin-top="0cm" fo:margin-bottom="0cm" loext:contextual-spacing="false" style:line-height-at-least="0.478cm" fo:text-indent="-0.635cm" style:auto-text-indent="false"/>
      <style:text-properties fo:color="#000000" officeooo:paragraph-rsid="00117d6a"/>
    </style:style>
    <style:style style:name="P30" style:family="paragraph" style:parent-style-name="Heading_20_1">
      <style:text-properties officeooo:rsid="00117d6a" officeooo:paragraph-rsid="00117d6a"/>
    </style:style>
    <style:style style:name="P31" style:family="paragraph" style:parent-style-name="List_20_Paragraph" style:list-style-name="WWNum8">
      <style:paragraph-properties fo:text-align="justify" style:justify-single-word="false"/>
      <style:text-properties officeooo:paragraph-rsid="00117d6a"/>
    </style:style>
    <style:style style:name="P32" style:family="paragraph" style:parent-style-name="List_20_Paragraph" style:list-style-name="WWNum7">
      <style:paragraph-properties fo:text-align="justify" style:justify-single-word="false"/>
      <style:text-properties officeooo:paragraph-rsid="00117d6a"/>
    </style:style>
    <style:style style:name="P33" style:family="paragraph" style:parent-style-name="List_20_Paragraph" style:list-style-name="WWNum8">
      <style:paragraph-properties fo:text-align="justify" style:justify-single-word="false"/>
      <style:text-properties officeooo:rsid="001246e8" officeooo:paragraph-rsid="001246e8"/>
    </style:style>
    <style:style style:name="P34" style:family="paragraph" style:parent-style-name="List_20_Paragraph" style:list-style-name="WWNum7">
      <style:paragraph-properties fo:text-align="justify" style:justify-single-word="false"/>
      <style:text-properties officeooo:rsid="001246e8" officeooo:paragraph-rsid="001246e8"/>
    </style:style>
    <style:style style:name="P35" style:family="paragraph" style:parent-style-name="List_20_Paragraph" style:list-style-name="WWNum8">
      <style:paragraph-properties fo:text-align="justify" style:justify-single-word="false"/>
      <style:text-properties officeooo:rsid="00133f89" officeooo:paragraph-rsid="00133f89"/>
    </style:style>
    <style:style style:name="P36" style:family="paragraph" style:parent-style-name="List_20_Paragraph" style:list-style-name="WWNum7">
      <style:paragraph-properties fo:text-align="justify" style:justify-single-word="false"/>
      <style:text-properties officeooo:rsid="00133f89" officeooo:paragraph-rsid="00142555"/>
    </style:style>
    <style:style style:name="P37" style:family="paragraph" style:parent-style-name="List_20_Paragraph" style:list-style-name="WWNum7">
      <style:text-properties officeooo:rsid="00133f89" officeooo:paragraph-rsid="00133f89"/>
    </style:style>
    <style:style style:name="P38" style:family="paragraph" style:parent-style-name="List_20_Paragraph" style:list-style-name="WWNum7">
      <style:text-properties officeooo:paragraph-rsid="00117d6a"/>
    </style:style>
    <style:style style:name="P39" style:family="paragraph" style:parent-style-name="List_20_Paragraph" style:list-style-name="WWNum7">
      <style:paragraph-properties fo:text-align="justify" style:justify-single-word="false"/>
      <style:text-properties fo:font-weight="bold" officeooo:paragraph-rsid="00117d6a" style:font-weight-asian="bold" style:font-weight-complex="bold"/>
    </style:style>
    <style:style style:name="P40" style:family="paragraph" style:parent-style-name="List_20_Paragraph" style:list-style-name="WWNum7">
      <style:paragraph-properties style:line-height-at-least="0.478cm" fo:text-align="justify" style:justify-single-word="false"/>
      <style:text-properties fo:color="#000000" officeooo:rsid="00133f89" officeooo:paragraph-rsid="00142555"/>
    </style:style>
    <style:style style:name="P41" style:family="paragraph" style:parent-style-name="List_20_Paragraph" style:list-style-name="WWNum7">
      <style:paragraph-properties style:line-height-at-least="0.478cm" fo:text-align="justify" style:justify-single-word="false"/>
      <style:text-properties fo:color="#000000" officeooo:rsid="00142555" officeooo:paragraph-rsid="00142555"/>
    </style:style>
    <style:style style:name="P42" style:family="paragraph" style:parent-style-name="List_20_Paragraph" style:list-style-name="WWNum7">
      <style:text-properties fo:font-weight="normal" officeooo:paragraph-rsid="00117d6a" style:font-weight-asian="normal" style:font-weight-complex="normal"/>
    </style:style>
    <style:style style:name="P43" style:family="paragraph" style:parent-style-name="List_20_Paragraph" style:list-style-name="WWNum7">
      <style:text-properties officeooo:rsid="00140886" officeooo:paragraph-rsid="00140886"/>
    </style:style>
    <style:style style:name="P4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117d6a"/>
    </style:style>
    <style:style style:name="P45" style:family="paragraph" style:parent-style-name="Text_20_body" style:list-style-name="WWNum7">
      <style:paragraph-properties fo:margin-top="0cm" fo:margin-bottom="0cm" loext:contextual-spacing="false" fo:hyphenation-ladder-count="no-limit"/>
      <style:text-properties officeooo:paragraph-rsid="00117d6a" style:font-size-complex="12pt" fo:hyphenate="true" fo:hyphenation-remain-char-count="2" fo:hyphenation-push-char-count="2" loext:hyphenation-no-caps="false"/>
    </style:style>
    <style:style style:name="P46" style:family="paragraph" style:parent-style-name="Text_20_body" style:list-style-name="WWNum6">
      <style:paragraph-properties fo:margin-left="1.752cm" fo:margin-right="0cm" fo:margin-top="0cm" fo:margin-bottom="0cm" loext:contextual-spacing="false" fo:hyphenation-ladder-count="no-limit" fo:text-indent="-0.482cm" style:auto-text-indent="false">
        <style:tab-stops>
          <style:tab-stop style:position="2.251cm"/>
        </style:tab-stops>
      </style:paragraph-properties>
      <style:text-properties officeooo:paragraph-rsid="00117d6a" style:font-size-complex="12pt" fo:hyphenate="true" fo:hyphenation-remain-char-count="2" fo:hyphenation-push-char-count="2" loext:hyphenation-no-caps="false"/>
    </style:style>
    <style:style style:name="P47" style:family="paragraph" style:parent-style-name="Text_20_body" style:list-style-name="WWNum6">
      <style:paragraph-properties fo:margin-left="1.752cm" fo:margin-right="0cm" fo:margin-top="0cm" fo:margin-bottom="0cm" loext:contextual-spacing="false" fo:hyphenation-ladder-count="no-limit" fo:text-indent="-0.482cm" style:auto-text-indent="false">
        <style:tab-stops>
          <style:tab-stop style:position="2.251cm"/>
        </style:tab-stops>
      </style:paragraph-properties>
      <style:text-properties officeooo:rsid="00133f89" officeooo:paragraph-rsid="00133f89" style:font-size-complex="12pt" fo:hyphenate="true" fo:hyphenation-remain-char-count="2" fo:hyphenation-push-char-count="2" loext:hyphenation-no-caps="false"/>
    </style:style>
    <style:style style:name="P48" style:family="paragraph" style:parent-style-name="Text_20_body" style:list-style-name="WWNum6">
      <style:paragraph-properties fo:margin-left="2.54cm" fo:margin-right="0cm" fo:margin-top="0cm" fo:margin-bottom="0cm" loext:contextual-spacing="false" fo:hyphenation-ladder-count="no-limit" fo:text-indent="-1.27cm" style:auto-text-indent="false"/>
      <style:text-properties officeooo:paragraph-rsid="00117d6a" style:font-size-complex="12pt" fo:hyphenate="true" fo:hyphenation-remain-char-count="2" fo:hyphenation-push-char-count="2" loext:hyphenation-no-caps="false"/>
    </style:style>
    <style:style style:name="P49" style:family="paragraph" style:parent-style-name="Text_20_body" style:list-style-name="WWNum6">
      <style:paragraph-properties fo:margin-left="2.54cm" fo:margin-right="0cm" fo:margin-top="0cm" fo:margin-bottom="0cm" loext:contextual-spacing="false" fo:hyphenation-ladder-count="no-limit" fo:text-indent="-1.27cm" style:auto-text-indent="false"/>
      <style:text-properties officeooo:rsid="00133f89" officeooo:paragraph-rsid="00133f89" style:font-size-complex="12pt" fo:hyphenate="true" fo:hyphenation-remain-char-count="2" fo:hyphenation-push-char-count="2" loext:hyphenation-no-caps="false"/>
    </style:style>
    <style:style style:name="T1" style:family="text">
      <style:text-properties officeooo:rsid="00117d6a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font-style="normal" officeooo:rsid="00117d6a" style:font-style-asian="normal" style:font-style-complex="normal"/>
    </style:style>
    <style:style style:name="T5" style:family="text">
      <style:text-properties officeooo:rsid="001246e8"/>
    </style:style>
    <style:style style:name="T6" style:family="text">
      <style:text-properties officeooo:rsid="00133f89"/>
    </style:style>
    <style:style style:name="T7" style:family="text">
      <style:text-properties officeooo:rsid="001467c7"/>
    </style:style>
    <style:style style:name="T8" style:family="text">
      <style:text-properties officeooo:rsid="00180d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L – Tutorial <text:span text:style-name="T1">9</text:span></text:p>
      <text:p text:style-name="P1">COMP2007</text:p>
      <text:h text:style-name="P30" text:outline-level="1">Scheme:</text:h>
      <text:p text:style-name="P9"/>
      <text:list xml:id="list895609328" text:style-name="WWNum8">
        <text:list-item>
          <text:p text:style-name="P31">Compare and contrast FPLs (functional programming languages) to procedural languages.</text:p>
          <text:p text:style-name="P31"/>
          <text:p text:style-name="P33">FPLs are simpler, less to leanr to understand how it works. </text:p>
          <text:p text:style-name="P33">Althoguh recursion can be hard to wrap your head around sometimes.</text:p>
          <text:p text:style-name="P33">No state. Good an bad…. </text:p>
          <text:p text:style-name="P33">Good <text:span text:style-name="T6">cos no need for encapsulation or info hiding.</text:span></text:p>
          <text:p text:style-name="P35">Simpler cos only really function calls.</text:p>
          <text:p text:style-name="P35">Only 2 data types. Lists and atoms</text:p>
          <text:p text:style-name="P35">Its slower</text:p>
          <text:p text:style-name="P35">No loops. </text:p>
          <text:p text:style-name="P35">Hard to read cos lots of brackets and quote operators.</text:p>
          <text:p text:style-name="P35"/>
        </text:list-item>
      </text:list>
      <text:p text:style-name="P9"/>
      <text:list xml:id="list2346109080" text:style-name="WWNum7">
        <text:list-item>
          <text:p text:style-name="P32">What is referential transparency? Provide an example.</text:p>
          <text:list>
            <text:list-header>
              <text:p text:style-name="P34">If you pass the same input it will always return the same output, order of calling matters less. Functions can be used in place of the data type.</text:p>
              <text:list>
                <text:list-item>
                  <text:list>
                    <text:list-item>
                      <text:list>
                        <text:list-header>
                          <text:p text:style-name="P44"/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9"/>
      <text:list xml:id="list233836898481038" text:continue-numbering="true" text:style-name="WWNum7">
        <text:list-item>
          <text:p text:style-name="P32">What is a side effect? Does this exist in FPLs?</text:p>
          <text:list>
            <text:list-header>
              <text:p text:style-name="P34">When calling something (like a function!) if a variable outside of the function that might be uused somewhere else is changed, it is called a side-effect. This means that if the function is called twice with the same input the output can be different.</text:p>
            </text:list-header>
          </text:list>
        </text:list-item>
      </text:list>
      <text:p text:style-name="P19"><text:tab/></text:p>
      <text:p text:style-name="P19"><text:tab/></text:p>
      <text:p text:style-name="P9"><text:tab/><text:tab/><text:span text:style-name="T5">Doesn’t exist in FPL</text:span></text:p>
      <text:p text:style-name="P9"/>
      <text:list xml:id="list233836712271558" text:continue-numbering="true" text:style-name="WWNum7">
        <text:list-item>
          <text:p text:style-name="P39">Is there a distinction between a function declaration and function application in FPLs?</text:p>
        </text:list-item>
      </text:list>
      <text:p text:style-name="P9"/>
      <text:list xml:id="list233837234417496" text:continue-numbering="true" text:style-name="WWNum7">
        <text:list-item>
          <text:p text:style-name="P32">Can functions in FPL be viewed as values?</text:p>
          <text:p text:style-name="P34">Yes. Always returns the same thing for the same input.</text:p>
        </text:list-item>
      </text:list>
      <text:p text:style-name="P9"/>
      <text:list xml:id="list233837667993336" text:continue-numbering="true" text:style-name="WWNum7">
        <text:list-item>
          <text:p text:style-name="P32">What properties of functional languages makes them better able to exploit the parallelism that results from multiprocessor systems than is possible with imperative languages?</text:p>
        </text:list-item>
      </text:list>
      <text:p text:style-name="P17"><text:soft-page-break/></text:p>
      <text:p text:style-name="P19">The order we execute functions matters less. So we cab run lots of functions simultaneously wihout side-effects. There is essentially no state so they can’t change the state.</text:p>
      <text:p text:style-name="P9"/>
      <text:list xml:id="list233837422132943" text:continue-numbering="true" text:style-name="WWNum7">
        <text:list-item>
          <text:p text:style-name="P32">Can FPLs be used in rapid prototyping?</text:p>
          <text:p text:style-name="P32"/>
          <text:p text:style-name="P34">There is essentially no state so they can’t change the state.</text:p>
          <text:p text:style-name="P34">So if in prototyping the worlds state changes, the proggram won’t need to change to much. So it is ideal for rapid prototyping.</text:p>
        </text:list-item>
      </text:list>
      <text:p text:style-name="P8"/>
      <text:list xml:id="list233836668378538" text:continue-numbering="true" text:style-name="WWNum7">
        <text:list-item>
          <text:p text:style-name="P28"><text:span text:style-name="T2">Give the Scheme definition of a function called </text:span><text:span text:style-name="T3">insert−right−1st</text:span><text:span text:style-name="T2"> that takes 3 arguments. The function searches for the first occurrence of the second argument in the input list and it inserts the first argument to its right. For example: </text:span></text:p>
        </text:list-item>
      </text:list>
      <text:p text:style-name="P12">(insert−right−1st ’not ’does ’(my dog does have fleas))</text:p>
      <text:p text:style-name="P13">returns (my dog does not have fleas) </text:p>
      <text:p text:style-name="P14"/>
      <text:p text:style-name="P24"/>
      <text:list xml:id="list233838258517116" text:continue-numbering="true" text:style-name="WWNum7">
        <text:list-item>
          <text:p text:style-name="P29">Define a Scheme function exp that takes two arguments and returns as result the first argument to the power of the second argument. For example:</text:p>
        </text:list-item>
      </text:list>
      <text:p text:style-name="P15">(exp 2 3) returns 8<text:line-break/>(exp 5 3) return 125</text:p>
      <text:p text:style-name="P16"/>
      <text:p text:style-name="P16"/>
      <text:list xml:id="list233836748789299" text:continue-numbering="true" text:style-name="WWNum7">
        <text:list-item>
          <text:p text:style-name="P27">Name three ways in which Scheme complies with the Simplicity Principle. </text:p>
          <text:p text:style-name="P36">Simpler cos only really function calls.</text:p>
          <text:p text:style-name="P40">Only 2 data types. Lists and atoms</text:p>
          <text:p text:style-name="P41">No state...</text:p>
          <text:p text:style-name="P40"/>
        </text:list-item>
        <text:list-item>
          <text:p text:style-name="P45">What are the values returned by the following expressions? </text:p>
        </text:list-item>
      </text:list>
      <text:p text:style-name="P6"/>
      <text:list xml:id="list3270030527" text:style-name="WWNum6">
        <text:list-item>
          <text:p text:style-name="P46"><text:s/>(CAR ‘(A B C D)).</text:p>
          <text:p text:style-name="P47">A</text:p>
        </text:list-item>
        <text:list-item>
          <text:p text:style-name="P48">(CAR ‘((A B C D))).</text:p>
          <text:p text:style-name="P49">(A B C D)</text:p>
        </text:list-item>
        <text:list-item>
          <text:p text:style-name="P48">(CDR ‘((A B) C D)).</text:p>
          <text:p text:style-name="P49">(C D)</text:p>
        </text:list-item>
        <text:list-item>
          <text:p text:style-name="P48">(CDR ‘(CDR (A B))).</text:p>
          <text:p text:style-name="P48">‘ →<text:span text:style-name="T6"> treat things as a literal</text:span></text:p>
          <text:p text:style-name="P49">Its a list of CDR, (A, B) </text:p>
          <text:p text:style-name="P49">Tail of that list is (A B)</text:p>
        </text:list-item>
      </text:list>
      <text:p text:style-name="P5"/>
      <text:list xml:id="list233837628062932" text:continue-list="list233836748789299" text:style-name="WWNum7">
        <text:list-item>
          <text:p text:style-name="P42"><text:soft-page-break/>Define a function that will compute the square value of number using the lambda function.</text:p>
        </text:list-item>
      </text:list>
      <text:p text:style-name="P21"/>
      <text:p text:style-name="P22">Lambda <text:s/>functions useful if you only want to use it once. Like when you want to pass the result of a functiojn as a parameter!!</text:p>
      <text:p text:style-name="P23">Since they aren’t defined they are used once and don’t take up space on the stack. Saves us memory.</text:p>
      <text:p text:style-name="P22"/>
      <text:p text:style-name="P22">(lambda (<text:span text:style-name="T7">x) (* x x))</text:span></text:p>
      <text:p text:style-name="P11"/>
      <text:list xml:id="list233837726255867" text:continue-numbering="true" text:style-name="WWNum7">
        <text:list-item>
          <text:p text:style-name="P42">Define two functions push and pop that operate on a stack as shown below:</text:p>
        </text:list-item>
      </text:list>
      <text:p text:style-name="P25"><text:tab/>Given (define stack '(a b c))</text:p>
      <text:p text:style-name="P25"><text:tab/>pop(stack) should return a</text:p>
      <text:p text:style-name="P25"><text:tab/>push(d stack) should return (d a b c)</text:p>
      <text:p text:style-name="P26">(define (push s num)</text:p>
      <text:p text:style-name="P26"><text:tab/>(cons num s)</text:p>
      <text:p text:style-name="P26">)</text:p>
      <text:p text:style-name="P26"/>
      <text:p text:style-name="P26">(define (pop stack)</text:p>
      <text:p text:style-name="P26"><text:tab/>CAR(s)</text:p>
      <text:p text:style-name="P26">)</text:p>
      <text:p text:style-name="P25"/>
      <text:p text:style-name="P8"/>
      <text:list xml:id="list233837652852569" text:continue-numbering="true" text:style-name="WWNum7">
        <text:list-item>
          <text:p text:style-name="P38">Consider the following list:</text:p>
        </text:list-item>
      </text:list>
      <text:p text:style-name="P8"/>
      <text:p text:style-name="P8"><text:tab/>((1 (2 3)) 4 (5 (6 (7)) (8 9)))</text:p>
      <text:p text:style-name="P8"/>
      <text:p text:style-name="P8">i) what is the first element?</text:p>
      <text:p text:style-name="P8"><text:tab/><text:span text:style-name="T6">(1 (2 3))</text:span></text:p>
      <text:p text:style-name="P8">ii) what is the second element?</text:p>
      <text:p text:style-name="P8"><text:tab/><text:span text:style-name="T6">4</text:span></text:p>
      <text:p text:style-name="P8">iii) what is the third element?</text:p>
      <text:p text:style-name="P8"><text:tab/><text:span text:style-name="T6">The rest</text:span></text:p>
      <text:p text:style-name="P8">iv) what is the second embedded list?</text:p>
      <text:p text:style-name="P8"><text:tab/><text:span text:style-name="T6">(2, 3)</text:span></text:p>
      <text:p text:style-name="P8">v) how many elements does first embedded list have?</text:p>
      <text:p text:style-name="P8"><text:tab/><text:span text:style-name="T6">2. 1, (2 3)</text:span></text:p>
      <text:p text:style-name="P8">vi) what is the second element in the second embedded list?</text:p>
      <text:p text:style-name="P8"><text:tab/><text:span text:style-name="T6">3</text:span></text:p>
      <text:p text:style-name="P8"/>
      <text:list xml:id="list233838634016211" text:continue-numbering="true" text:style-name="WWNum7">
        <text:list-item>
          <text:p text:style-name="P38">Define a function that accepts one number as an argument and multiplies it by 2.</text:p>
        </text:list-item>
      </text:list>
      <text:p text:style-name="P18"/>
      <text:p text:style-name="P20">(define (times2 x)</text:p>
      <text:p text:style-name="P20"><text:tab/>(* 2 x))</text:p>
      <text:list xml:id="list233836754619993" text:continue-numbering="true" text:style-name="WWNum7">
        <text:list-header>
          <text:p text:style-name="P38"/>
        </text:list-header>
      </text:list>
      <text:p text:style-name="P10"/>
      <text:list xml:id="list233836605867001" text:continue-numbering="true" text:style-name="WWNum7">
        <text:list-item>
          <text:p text:style-name="P38"><text:soft-page-break/>Can the CAR and CDR functions be combined to get functions such as CAAADAR? How are these functions evaluated?</text:p>
          <text:p text:style-name="P37">From right to left.</text:p>
          <text:p text:style-name="P43">Pay attention to brackets!</text:p>
          <text:p text:style-name="P43">Head of a 1 element list is just the element itself not the head of that element</text:p>
        </text:list-item>
      </text:list>
      <text:h text:style-name="P30" text:outline-level="1">Programming Assignment</text:h>
      <text:p text:style-name="P4"><text:span text:style-name="T1">For this task, you will need</text:span><text:span text:style-name="T4"> “scheme”, and </text:span><text:a xlink:type="simple" xlink:href="https://www.gnu.org/software/mit-scheme/documentation/mit-scheme-ref.pdf" text:style-name="Internet_20_link" text:visited-style-name="Visited_20_Internet_20_Link"><text:span text:style-name="T4">this manual on mit-scheme</text:span></text:a>.</text:p>
      <text:p text:style-name="P4"><text:span text:style-name="T1">You must implement </text:span><text:a xlink:type="simple" xlink:href="https://en.wikipedia.org/wiki/Cocktail_shaker_sort" text:style-name="Internet_20_link" text:visited-style-name="Visited_20_Internet_20_Link"><text:span text:style-name="T1">cocktail-shaker sort</text:span></text:a> <text:span text:style-name="T1">in scheme.</text:span></text:p>
      <text:p text:style-name="P3">Along with your reflection, your weekly question is:</text:p>
      <text:p text:style-name="P3">Investigate how scheme performs file IO. Does this break regularity? Why or why not?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" fo:font-size="12pt" fo:language="en" fo:country="AU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M24" style:family="paragraph" style:parent-style-name="Standard" style:next-style-name="Standard" style:default-outline-level="">
      <style:paragraph-properties fo:margin-top="0cm" fo:margin-bottom="0.473cm" loext:contextual-spacing="false" fo:orphans="0" fo:widows="0" fo:hyphenation-ladder-count="no-limit"/>
      <style:text-properties fo:language="en" fo:country="US" style:font-size-complex="12pt" fo:hyphenate="true" fo:hyphenation-remain-char-count="2" fo:hyphenation-push-char-count="2" loext:hyphenation-no-caps="false"/>
    </style:style>
    <style:style style:name="ListLabel_20_1" style:display-name="ListLabel 1" style:family="text">
      <style:text-properties style:use-window-font-color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1:18:09.136161290</meta:creation-date>
    <dc:date>2021-10-25T23:38:36.316931244</dc:date>
    <meta:editing-duration>PT4H42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88" meta:word-count="774" meta:character-count="4211" meta:non-whitespace-character-count="3515"/>
  </office:meta>
</office:document-meta>
</file>